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roman"/>
    <style:font-face style:name="Liberation Sans1" svg:font-family="'Liberation Sans'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1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1e8bcd" style:font-size-asian="10pt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4" style:family="text">
      <style:text-properties style:text-outline="false" style:text-line-through-style="none" style:text-line-through-type="none" style:font-name="FreeSans" fo:font-size="10pt" fo:font-style="normal" fo:text-shadow="none" style:text-underline-style="none" fo:font-weight="normal" officeooo:rsid="001e8bcd" style:font-size-asian="10pt" style:font-style-asian="normal" style:font-weight-asian="normal" style:text-emphasiz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L'écriture de la DCT rapide en virgule flottante (et en C) fut simple et n'a présenté aucune difficulté.</text:span></text:p>
      <text:p text:style-name="P2"/>
      <text:p text:style-name="P1"><text:span text:style-name="T1">L'écriture de la version en virgule fixe (toujours en C) a simplement demandé une petite </text:span><text:span text:style-name="T2">réflexion</text:span><text:span text:style-name="T1"> pour le choix du format de codage.</text:span></text:p>
      <text:p text:style-name="P1"><text:span text:style-name="T1">Une fois ce format défini, </text:span><text:span text:style-name="T2">l’implémentation</text:span><text:span text:style-name="T1"> est également très rapide.</text:span></text:p>
      <text:p text:style-name="P2"/>
      <text:p text:style-name="P1"><text:span text:style-name="T1">La mise en œuvre de la DCT (non optimisée) sur une version VLIW du NIOS n'a également pas présenté de difficulté. Le code assembleur reste relativement </text:span><text:span text:style-name="T3">« proche » du code C. Chacune des instructions VLIW que nous écrivons ne comprenait en réalité qu'une seule instruction DLX. Nous avons juste eu à faire </text:span></text:p>
      <text:p text:style-name="P1"><text:span text:style-name="T1">attention aux dépendances de données en rajoutant des nop quand </text:span><text:span text:style-name="T2">nécessaires.</text:span></text:p>
      <text:p text:style-name="P2"/>
      <text:p text:style-name="P1"><text:span text:style-name="T1">L'optimisation de la DCT en VLIW fut plus complexe. La principale difficulté était la multitude de solutions possibles pour optimiser le code. Il était en effet </text:span><text:span text:style-name="T3">difficile d'anticiper les avantages et les </text:span><text:span text:style-name="T4">inconvénients</text:span><text:span text:style-name="T3"> que chacune des solutions pouvait apporter pour la suite de l'optimisation.</text:span></text:p>
      <text:p text:style-name="P1"><text:span text:style-name="T1">Un autre obstacle fut l'utilisation des slots d'execution. Les slots 2 et 4 étant les seuls à pouvoir effectuer respectivement les chargements et les </text:span><text:span text:style-name="T2">multiplications</text:span><text:span text:style-name="T3"> en plus d'avoir des latences </text:span><text:span text:style-name="T4">d’exécution</text:span><text:span text:style-name="T3"> supérieures aux slots 1 et 3. Leur utilisation devait donc être </text:span><text:span text:style-name="T4">rigoureusement</text:span><text:span text:style-name="T3"> pensé afin de ne pas provoquer des aléas de dépendances de données ou faire attendre les autres slots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" svg:font-family="FreeSans" style:font-family-generic="roman"/>
    <style:font-face style:name="Liberation Sans1" svg:font-family="'Liberation Sans'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as </meta:initial-creator>
    <meta:creation-date>2015-03-19T15:56:16.610980636</meta:creation-date>
    <dc:date>2015-03-19T15:57:45.189786087</dc:date>
    <dc:creator>Matthias </dc:creator>
    <meta:editing-duration>P0D</meta:editing-duration>
    <meta:editing-cycles>1</meta:editing-cycles>
    <meta:document-statistic meta:table-count="0" meta:image-count="0" meta:object-count="0" meta:page-count="1" meta:paragraph-count="7" meta:word-count="220" meta:character-count="1369" meta:non-whitespace-character-count="1155"/>
    <meta:generator>LibreOffice/4.2.7.2$Linux_X86_64 LibreOffice_project/420m0$Build-2</meta:generator>
  </office:meta>
</office:document-meta>
</file>